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7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ength.m</text:p>
          </table:table-cell>
          <table:table-cell office:value-type="string" calcext:value-type="string">
            <text:p>width.m</text:p>
          </table:table-cell>
          <table:table-cell office:value-type="string" calcext:value-type="string">
            <text:p>area.m2</text:p>
          </table:table-cell>
          <table:table-cell office:value-type="string" calcext:value-type="string">
            <text:p>structures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4365" calcext:value-type="float">
            <text:p>-97.4365</text:p>
          </table:table-cell>
          <table:table-cell office:value-type="float" office:value="21.4645" calcext:value-type="float">
            <text:p>21.4645</text:p>
          </table:table-cell>
          <table:table-cell table:formula="of:=900+80" office:value-type="float" office:value="980" calcext:value-type="float">
            <text:p>980</text:p>
          </table:table-cell>
          <table:table-cell office:value-type="float" office:value="510" calcext:value-type="float">
            <text:p>510</text:p>
          </table:table-cell>
          <table:table-cell table:formula="of:=[.D2]*[.E2]" office:value-type="float" office:value="499800" calcext:value-type="float">
            <text:p>4998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7.4567" calcext:value-type="float">
            <text:p>-97.4567</text:p>
          </table:table-cell>
          <table:table-cell office:value-type="float" office:value="21.461" calcext:value-type="float">
            <text:p>21.461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17500" calcext:value-type="float">
            <text:p>175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-97.4297" calcext:value-type="float">
            <text:p>-97.4297</text:p>
          </table:table-cell>
          <table:table-cell office:value-type="float" office:value="21.4895" calcext:value-type="float">
            <text:p>21.489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formula="of:=[.D4]*[.E4]" office:value-type="float" office:value="2730" calcext:value-type="float">
            <text:p>2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7.4386" calcext:value-type="float">
            <text:p>-97.4386</text:p>
          </table:table-cell>
          <table:table-cell office:value-type="float" office:value="21.3567" calcext:value-type="float">
            <text:p>21.356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[.D5]*[.E5]"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table:formula="of:=AVERAGE([.B2:.B5])" office:value-type="float" office:value="-97.440375" calcext:value-type="float">
            <text:p>-97.4404</text:p>
          </table:table-cell>
          <table:table-cell table:formula="of:=AVERAGE([.C2:.C5])" office:value-type="float" office:value="21.442925" calcext:value-type="float">
            <text:p>21.4429</text:p>
          </table:table-cell>
          <table:table-cell table:number-columns-repeated="2"/>
          <table:table-cell table:formula="of:=AVERAGE([.F2:.F5])" office:value-type="float" office:value="130532.5" calcext:value-type="float">
            <text:p>130533</text:p>
          </table:table-cell>
          <table:table-cell table:formula="of:=SUM([.G2:.G5])" office:value-type="float" office:value="135" calcext:value-type="float">
            <text:p>135</text:p>
          </table:table-cell>
          <table:table-cell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5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15:50:21.121993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ndy Haas</meta:initial-creator>
    <meta:creation-date>2023-02-23T16:22:22.996651188</meta:creation-date>
    <dc:date>2023-02-27T16:24:42.581542910</dc:date>
    <dc:creator>Randy Haas</dc:creator>
    <meta:editing-duration>PT3H5M28S</meta:editing-duration>
    <meta:editing-cycles>8</meta:editing-cycles>
    <meta:generator>LibreOffice/6.4.7.2$Linux_X86_64 LibreOffice_project/40$Build-2</meta:generator>
    <meta:document-statistic meta:table-count="1" meta:cell-count="45" meta:object-count="0"/>
  </office:meta>
</office:document-meta>
</file>